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5ca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cd4d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MAS</text:p>
          </table:table-cell>
          <table:table-cell table:style-name="ce2" office:value-type="string" calcext:value-type="string">
            <text:p>Omega, T=1</text:p>
          </table:table-cell>
          <table:table-cell table:style-name="ce2" office:value-type="string" calcext:value-type="string">
            <text:p>Omega, T=10</text:p>
          </table:table-cell>
          <table:table-cell/>
          <table:table-cell table:style-name="ce1" office:value-type="string" calcext:value-type="string">
            <text:p>EWC</text:p>
          </table:table-cell>
          <table:table-cell table:style-name="ce2" office:value-type="string" calcext:value-type="string">
            <text:p>Omega, T=1</text:p>
          </table:table-cell>
          <table:table-cell table:style-name="ce2" office:value-type="string" calcext:value-type="string">
            <text:p>Omega, T=10</text:p>
          </table:table-cell>
          <table:table-cell/>
          <table:table-cell table:style-name="ce1" office:value-type="string" calcext:value-type="string">
            <text:p>SI</text:p>
          </table:table-cell>
          <table:table-cell table:style-name="ce2" office:value-type="string" calcext:value-type="string">
            <text:p>Omega, T=1</text:p>
          </table:table-cell>
          <table:table-cell table:style-name="ce2" office:value-type="string" calcext:value-type="string">
            <text:p>Omega, T=10</text:p>
          </table:table-cell>
          <table:table-cell/>
          <table:table-cell table:style-name="ce1" office:value-type="string" calcext:value-type="string">
            <text:p>SI</text:p>
          </table:table-cell>
          <table:table-cell table:style-name="ce2" office:value-type="string" calcext:value-type="string">
            <text:p>Omega, T=1</text:p>
          </table:table-cell>
          <table:table-cell table:style-name="ce2" office:value-type="string" calcext:value-type="string">
            <text:p>Omega, T=10</text:p>
          </table:table-cell>
        </table:table-row>
        <table:table-row table:style-name="ro1">
          <table:table-cell office:value-type="string" calcext:value-type="string">
            <text:p>Conv1.0</text:p>
          </table:table-cell>
          <table:table-cell office:value-type="float" office:value="8934" calcext:value-type="float">
            <text:p>8934</text:p>
          </table:table-cell>
          <table:table-cell office:value-type="float" office:value="22667" calcext:value-type="float">
            <text:p>22667</text:p>
          </table:table-cell>
          <table:table-cell/>
          <table:table-cell office:value-type="string" calcext:value-type="string">
            <text:p>Conv1.0</text:p>
          </table:table-cell>
          <table:table-cell office:value-type="float" office:value="41" calcext:value-type="float">
            <text:p>41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Conv1.0</text:p>
          </table:table-cell>
          <table:table-cell office:value-type="float" office:value="82" calcext:value-type="float">
            <text:p>82</text:p>
          </table:table-cell>
          <table:table-cell office:value-type="float" office:value="1362" calcext:value-type="float">
            <text:p>1362</text:p>
          </table:table-cell>
          <table:table-cell/>
          <table:table-cell office:value-type="string" calcext:value-type="string">
            <text:p>Conv1.0</text:p>
          </table:table-cell>
          <table:table-cell office:value-type="float" office:value="6119" calcext:value-type="float">
            <text:p>6119</text:p>
          </table:table-cell>
          <table:table-cell office:value-type="float" office:value="19881" calcext:value-type="float">
            <text:p>19881</text:p>
          </table:table-cell>
        </table:table-row>
        <table:table-row table:style-name="ro1">
          <table:table-cell office:value-type="string" calcext:value-type="string">
            <text:p>Conv1.2</text:p>
          </table:table-cell>
          <table:table-cell office:value-type="float" office:value="15626" calcext:value-type="float">
            <text:p>15626</text:p>
          </table:table-cell>
          <table:table-cell office:value-type="float" office:value="46528" calcext:value-type="float">
            <text:p>46528</text:p>
          </table:table-cell>
          <table:table-cell/>
          <table:table-cell office:value-type="string" calcext:value-type="string">
            <text:p>Conv1.2</text:p>
          </table:table-cell>
          <table:table-cell office:value-type="float" office:value="13" calcext:value-type="float">
            <text:p>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Conv1.2</text:p>
          </table:table-cell>
          <table:table-cell office:value-type="float" office:value="146" calcext:value-type="float">
            <text:p>146</text:p>
          </table:table-cell>
          <table:table-cell office:value-type="float" office:value="2099" calcext:value-type="float">
            <text:p>2099</text:p>
          </table:table-cell>
          <table:table-cell/>
          <table:table-cell office:value-type="string" calcext:value-type="string">
            <text:p>Conv1.2</text:p>
          </table:table-cell>
          <table:table-cell office:value-type="float" office:value="11791" calcext:value-type="float">
            <text:p>11791</text:p>
          </table:table-cell>
          <table:table-cell office:value-type="float" office:value="42872" calcext:value-type="float">
            <text:p>42872</text:p>
          </table:table-cell>
        </table:table-row>
        <table:table-row table:style-name="ro1">
          <table:table-cell office:value-type="string" calcext:value-type="string">
            <text:p>Conv2.0</text:p>
          </table:table-cell>
          <table:table-cell office:value-type="float" office:value="15884" calcext:value-type="float">
            <text:p>15884</text:p>
          </table:table-cell>
          <table:table-cell office:value-type="float" office:value="46215" calcext:value-type="float">
            <text:p>46215</text:p>
          </table:table-cell>
          <table:table-cell/>
          <table:table-cell office:value-type="string" calcext:value-type="string">
            <text:p>Conv2.0</text:p>
          </table:table-cell>
          <table:table-cell office:value-type="float" office:value="8.4" calcext:value-type="float">
            <text:p>8.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onv2.0</text:p>
          </table:table-cell>
          <table:table-cell office:value-type="float" office:value="163" calcext:value-type="float">
            <text:p>163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string" calcext:value-type="string">
            <text:p>Conv2.0</text:p>
          </table:table-cell>
          <table:table-cell office:value-type="float" office:value="11167" calcext:value-type="float">
            <text:p>11167</text:p>
          </table:table-cell>
          <table:table-cell office:value-type="float" office:value="42661" calcext:value-type="float">
            <text:p>42661</text:p>
          </table:table-cell>
        </table:table-row>
        <table:table-row table:style-name="ro1">
          <table:table-cell office:value-type="string" calcext:value-type="string">
            <text:p>Conv2.2</text:p>
          </table:table-cell>
          <table:table-cell office:value-type="float" office:value="13901" calcext:value-type="float">
            <text:p>13901</text:p>
          </table:table-cell>
          <table:table-cell office:value-type="float" office:value="4578" calcext:value-type="float">
            <text:p>4578</text:p>
          </table:table-cell>
          <table:table-cell/>
          <table:table-cell office:value-type="string" calcext:value-type="string">
            <text:p>Conv2.2</text:p>
          </table:table-cell>
          <table:table-cell office:value-type="float" office:value="4.6" calcext:value-type="float">
            <text:p>4.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nv2.2</text:p>
          </table:table-cell>
          <table:table-cell office:value-type="float" office:value="158" calcext:value-type="float">
            <text:p>158</text:p>
          </table:table-cell>
          <table:table-cell office:value-type="float" office:value="2241" calcext:value-type="float">
            <text:p>2241</text:p>
          </table:table-cell>
          <table:table-cell/>
          <table:table-cell office:value-type="string" calcext:value-type="string">
            <text:p>Conv2.2</text:p>
          </table:table-cell>
          <table:table-cell office:value-type="float" office:value="7173" calcext:value-type="float">
            <text:p>7173</text:p>
          </table:table-cell>
          <table:table-cell office:value-type="float" office:value="27023" calcext:value-type="float">
            <text:p>27023</text:p>
          </table:table-cell>
        </table:table-row>
        <table:table-row table:style-name="ro1">
          <table:table-cell office:value-type="string" calcext:value-type="string">
            <text:p>fc1</text:p>
          </table:table-cell>
          <table:table-cell office:value-type="float" office:value="20387" calcext:value-type="float">
            <text:p>20387</text:p>
          </table:table-cell>
          <table:table-cell office:value-type="float" office:value="66038" calcext:value-type="float">
            <text:p>66038</text:p>
          </table:table-cell>
          <table:table-cell/>
          <table:table-cell office:value-type="string" calcext:value-type="string">
            <text:p>fc1</text:p>
          </table:table-cell>
          <table:table-cell office:value-type="float" office:value="1.4" calcext:value-type="float">
            <text:p>1.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c1</text:p>
          </table:table-cell>
          <table:table-cell office:value-type="float" office:value="432" calcext:value-type="float">
            <text:p>432</text:p>
          </table:table-cell>
          <table:table-cell office:value-type="float" office:value="8041" calcext:value-type="float">
            <text:p>8041</text:p>
          </table:table-cell>
          <table:table-cell/>
          <table:table-cell office:value-type="string" calcext:value-type="string">
            <text:p>fc1</text:p>
          </table:table-cell>
          <table:table-cell office:value-type="float" office:value="9444" calcext:value-type="float">
            <text:p>9444</text:p>
          </table:table-cell>
          <table:table-cell office:value-type="float" office:value="38265" calcext:value-type="float">
            <text:p>3826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8])" office:value-type="float" office:value="74732" calcext:value-type="float">
            <text:p>74732</text:p>
          </table:table-cell>
          <table:table-cell table:formula="of:=SUM([.C4:.C8])" office:value-type="float" office:value="186026" calcext:value-type="float">
            <text:p>186026</text:p>
          </table:table-cell>
          <table:table-cell/>
          <table:table-cell office:value-type="string" calcext:value-type="string">
            <text:p>total</text:p>
          </table:table-cell>
          <table:table-cell table:formula="of:=SUM([.F4:.F8])" office:value-type="float" office:value="68.4" calcext:value-type="float">
            <text:p>68.4</text:p>
          </table:table-cell>
          <table:table-cell table:formula="of:=SUM([.G4:.G8])" office:value-type="float" office:value="799" calcext:value-type="float">
            <text:p>799</text:p>
          </table:table-cell>
          <table:table-cell/>
          <table:table-cell office:value-type="string" calcext:value-type="string">
            <text:p>total</text:p>
          </table:table-cell>
          <table:table-cell table:formula="of:=SUM([.J4:.J8])" office:value-type="float" office:value="981" calcext:value-type="float">
            <text:p>981</text:p>
          </table:table-cell>
          <table:table-cell table:formula="of:=SUM([.K4:.K8])" office:value-type="float" office:value="15983" calcext:value-type="float">
            <text:p>15983</text:p>
          </table:table-cell>
          <table:table-cell/>
          <table:table-cell office:value-type="string" calcext:value-type="string">
            <text:p>total</text:p>
          </table:table-cell>
          <table:table-cell table:formula="of:=SUM([.N4:.N8])" office:value-type="float" office:value="45694" calcext:value-type="float">
            <text:p>45694</text:p>
          </table:table-cell>
          <table:table-cell table:formula="of:=SUM([.O4:.O8])" office:value-type="float" office:value="170702" calcext:value-type="float">
            <text:p>170702</text:p>
          </table:table-cell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C9]/[.B9]" office:value-type="float" office:value="2.48924155649521" calcext:value-type="float">
            <text:p>2.48924155649521</text:p>
          </table:table-cell>
          <table:table-cell table:number-columns-repeated="2"/>
          <table:table-cell office:value-type="string" calcext:value-type="string">
            <text:p>multiplier</text:p>
          </table:table-cell>
          <table:table-cell table:formula="of:=[.G9]/[.F9]" office:value-type="float" office:value="11.6812865497076" calcext:value-type="float">
            <text:p>11.6812865497076</text:p>
          </table:table-cell>
          <table:table-cell table:number-columns-repeated="2"/>
          <table:table-cell office:value-type="string" calcext:value-type="string">
            <text:p>multiplier</text:p>
          </table:table-cell>
          <table:table-cell table:formula="of:=[.K9]/[.J9]" office:value-type="float" office:value="16.2925586136595" calcext:value-type="float">
            <text:p>16.2925586136595</text:p>
          </table:table-cell>
          <table:table-cell table:number-columns-repeated="2"/>
          <table:table-cell office:value-type="string" calcext:value-type="string">
            <text:p>multiplier</text:p>
          </table:table-cell>
          <table:table-cell table:formula="of:=[.O9]/[.N9]" office:value-type="float" office:value="3.7357639952729" calcext:value-type="float">
            <text:p>3.7357639952729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AS/EWC</text:p>
          </table:table-cell>
          <table:table-cell table:formula="of:=[.B9]/[.F9]" office:value-type="float" office:value="1092.5730994152" calcext:value-type="float">
            <text:p>1092.573099415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AS/SI</text:p>
          </table:table-cell>
          <table:table-cell table:formula="of:=[.B9]/[.J9]" office:value-type="float" office:value="76.1794087665647" calcext:value-type="float">
            <text:p>76.179408766564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3" office:value-type="string" calcext:value-type="string">
            <text:p>Reg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A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←change thi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WC</text:p>
          </table:table-cell>
          <table:table-cell table:formula="of:=[.D17]*[.D13]" office:value-type="float" office:value="54.6286549707602" calcext:value-type="float">
            <text:p>54.628654970760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I</text:p>
          </table:table-cell>
          <table:table-cell table:formula="of:=[.D17]*[.D14]" office:value-type="float" office:value="3.80897043832824" calcext:value-type="float">
            <text:p>3.8089704383282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IM</text:p>
          </table:table-cell>
          <table:table-cell table:formula="of:=[.D17]" office:value-type="float" office:value="0.05" calcext:value-type="float">
            <text:p>0.0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13:46:37.748625013</meta:creation-date>
    <dc:date>2021-03-02T16:12:05.243024967</dc:date>
    <meta:editing-duration>PT1H29M50S</meta:editing-duration>
    <meta:editing-cycles>3</meta:editing-cycles>
    <meta:generator>LibreOffice/6.0.7.3$Linux_X86_64 LibreOffice_project/00m0$Build-3</meta:generator>
    <meta:document-statistic meta:table-count="1" meta:cell-count="106" meta:object-count="0"/>
  </office:meta>
</office:document-meta>
</file>